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2.9429in"/>
    </style:style>
    <style:style style:name="co3" style:family="table-column">
      <style:table-column-properties fo:break-before="auto" style:column-width="2.9764in"/>
    </style:style>
    <style:style style:name="co4" style:family="table-column">
      <style:table-column-properties fo:break-before="auto" style:column-width="0.8236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vo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number-columns-repeated="1018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Idée / Projet</text:p>
          </table:table-cell>
          <table:table-cell table:style-name="ce1" office:value-type="string" calcext:value-type="string">
            <text:p>Profiteur associé</text:p>
          </table:table-cell>
          <table:table-cell table:style-name="ce1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arba/cmtk/cmtkgen 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a Grande Histoir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Esprits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SpaceX: Fusées réutilisables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esla: Voiture électriqu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Google: Assistant vocal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s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fin 2018+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conseil politique / geopolitiqu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avant fin 2018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mazegen 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hoenix / Dragon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Francassia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Amir et le Géni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Apparition du vid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Chronique de la montagne de Chyr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’histoire avec la maison hanté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ython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dodécaèdre élémentair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 / video games</text:p>
          </table:table-cell>
          <table:table-cell office:value-type="string" calcext:value-type="string">
            <text:p>Fiction avec pinceau et couleurs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 / video games</text:p>
          </table:table-cell>
          <table:table-cell office:value-type="string" calcext:value-type="string">
            <text:p>HF Perles élémentaires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HF Lady Blood (Land of Glaze)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Lik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Bravely Third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remake/suit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haine YouTube TrumanShow-lik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éthodes ludiques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umération méthod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Système carte navigo plutot que tickets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Jeu des Syllabes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abyrinthe extensible #loulou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Mario Kart salon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Idées utilisées dans Bloodstained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Castlevania : Requiem of Darkness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nimés: ATLA &amp; ALOK, Dragon Princ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inéma</text:p>
          </table:table-cell>
          <table:table-cell/>
          <table:table-cell office:value-type="string" calcext:value-type="string">
            <text:p>WIP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Livre recettes incontournables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Jerusalema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Aspirateur auto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ondeuse auto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A qui sert à…</text:p>
          </table:table-cell>
          <table:table-cell/>
          <table:table-cell office:value-type="string" calcext:value-type="string">
            <text:p>aff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stos concepts</text:p>
          </table:table-cell>
          <table:table-cell/>
          <table:table-cell office:value-type="string" calcext:value-type="string">
            <text:p>aff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anane plate ?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au1" table:target-range-address="vol.A1:vol.E46" table:display-filter-buttons="true">
          <table:sort>
            <table:sort-by table:field-number="0" table:data-type="automatic"/>
          </table:sort>
        </table:database-range>
        <table:database-range table:name="__Anonymous_Sheet_DB__0" table:target-range-address="vol.A1:vol.E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minutes number:style="long"/>
      <number:text>:</number:text>
      <number:seconds number:style="long" number:decimal-places="1"/>
    </number:time-style>
    <number:date-style style:name="N154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date-style style:name="N132">
      <number:month/>
      <number:text>/</number:text>
      <number:day/>
      <number:text>/</number:text>
      <number:year number:style="long"/>
    </number:date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time-style style:name="N158">
      <number:minutes number:style="long"/>
      <number:text>:</number:text>
      <number:seconds number:style="long"/>
    </number:time-style>
    <number:date-style style:name="N129">
      <number:day/>
      <number:text>-</number:text>
      <number:month number:textual="true"/>
      <number:text>-</number:text>
      <number:year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month number:textual="true"/>
      <number:text>-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ol" style:display-name="PageStyle_vo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ymeric Pelle</meta:initial-creator>
    <meta:creation-date>2022-07-07T09:40:52</meta:creation-date>
    <dc:date>2022-07-10T21:39:59.890764057</dc:date>
    <meta:generator>LibreOffice/7.3.4.2$Linux_X86_64 LibreOffice_project/30$Build-2</meta:generator>
    <meta:editing-duration>PT13H40M36S</meta:editing-duration>
    <meta:editing-cycles>102</meta:editing-cycles>
    <meta:document-statistic meta:table-count="1" meta:cell-count="177" meta:object-count="0"/>
    <meta:user-defined meta:name="AppVersion">16.0300</meta:user-defined>
    <meta:user-defined meta:name="Company">INRA</meta:user-defined>
  </office:meta>
</office:document-meta>
</file>